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15CA3C0DE2124228.gif" manifest:media-type="image/gif"/>
  <manifest:file-entry manifest:full-path="Object 2/Pictures/100002000000000A0000000AE305BB9174C96C63.gif" manifest:media-type="image/gif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2.515cm"/>
    </style:style>
    <style:style style:name="co5" style:family="table-column">
      <style:table-column-properties fo:break-before="auto" style:column-width="1.014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0.96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1.207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452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2.261cm"/>
    </style:style>
    <style:style style:name="co19" style:family="table-column">
      <style:table-column-properties fo:break-before="auto" style:column-width="3.865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2023-02-20T20.empty">
      <style:table-properties table:display="true" style:writing-mode="lr-tb"/>
    </style:style>
    <style:style style:name="ta2" style:family="table" style:master-page-name="PageStyle_5f_graphs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rotation-align="none"/>
    </style:style>
    <style:style style:name="ce5" style:family="table-cell" style:parent-style-name="Default" style:data-style-name="N41"/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41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"/>
      </table:calculation-settings>
      <table:table table:name="your_tit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3" table:default-cell-style-name="ce1"/>
        <table:table-column table:style-name="co15" table:default-cell-style-name="ce1"/>
        <table:table-column table:style-name="co7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2" table:number-columns-repeated="2" table:default-cell-style-name="ce1"/>
        <table:table-column table:style-name="co17" table:number-columns-repeated="2" table:default-cell-style-name="ce1"/>
        <table:table-column table:style-name="co6" table:default-cell-style-name="ce1"/>
        <table:table-column table:style-name="co15" table:default-cell-style-name="ce1"/>
        <table:table-column table:style-name="co18" table:number-columns-repeated="981" table:default-cell-style-name="Default"/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5"/></text:p>
          </table:table-cell>
          <table:table-cell table:number-columns-repeated="2" office:value-type="string" calcext:value-type="string">
            <text:p><text:s text:c="2"/>bg </text:p>
          </table:table-cell>
          <table:table-cell table:number-columns-repeated="4" office:value-type="string" calcext:value-type="string">
            <text:p><text:s/>target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6"/></text:p>
          </table:table-cell>
          <table:table-cell table:style-name="Default" office:value-type="string" calcext:value-type="string">
            <text:p><text:s text:c="2"/>eff.</text:p>
          </table:table-cell>
          <table:table-cell table:style-name="Default" office:value-type="string" calcext:value-type="string">
            <text:p><text:s text:c="2"/>tol.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auto</text:p>
          </table:table-cell>
          <table:table-cell office:value-type="string" calcext:value-type="string">
            <text:p><text:s/>final</text:p>
          </table:table-cell>
          <table:table-cell office:value-type="string" calcext:value-type="string">
            <text:p><text:s/>dura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<text:s/>lin.fi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parab</text:p>
          </table:table-cell>
          <table:table-cell office:value-type="string" calcext:value-type="string">
            <text:p><text:s/>parab</text:p>
          </table:table-cell>
          <table:table-cell office:value-type="string" calcext:value-type="string">
            <text:p><text:s text:c="2"/>parab</text:p>
          </table:table-cell>
          <table:table-cell office:value-type="string" calcext:value-type="string">
            <text:p><text:s/>parab</text:p>
          </table:table-cell>
          <table:table-cell office:value-type="string" calcext:value-type="string">
            <text:p><text:s/>auto</text:p>
          </table:table-cell>
          <table:table-cell office:value-type="string" calcext:value-type="string">
            <text:p><text:s/>acce</text:p>
          </table:table-cell>
          <table:table-cell office:value-type="string" calcext:value-type="string">
            <text:p><text:s text:c="2"/>bg </text:p>
          </table:table-cell>
          <table:table-cell office:value-type="string" calcext:value-type="string">
            <text:p><text:s text:c="2"/>pp 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dura</text:p>
          </table:table-cell>
          <table:table-cell office:value-type="string" calcext:value-type="string">
            <text:p><text:s/>final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string" calcext:value-type="string">
            <text:p><text:s text:c="4"/></text:p>
          </table:table-cell>
          <table:table-cell table:number-columns-repeated="2" office:value-type="string" calcext:value-type="string">
            <text:p><text:s/>Ins.</text:p>
          </table:table-cell>
          <table:table-cell table:number-columns-repeated="2" office:value-type="string" calcext:value-type="string">
            <text:p><text:s/>max 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UT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NIX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<text:s text:c="3"/>low </text:p>
          </table:table-cell>
          <table:table-cell office:value-type="string" calcext:value-type="string">
            <text:p><text:s text:c="2"/>high </text:p>
          </table:table-cell>
          <table:table-cell office:value-type="string" calcext:value-type="string">
            <text:p><text:s text:c="2"/>low <text:s/></text:p>
          </table:table-cell>
          <table:table-cell office:value-type="string" calcext:value-type="string">
            <text:p><text:s text:c="2"/>high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6"/></text:p>
          </table:table-cell>
          <table:table-cell table:style-name="Default" office:value-type="string" calcext:value-type="string">
            <text:p><text:s/>iobTH</text:p>
          </table:table-cell>
          <table:table-cell table:style-name="Default" table:formula="of:=+[.M2]" office:value-type="string" office:string-value=" iobTH" calcext:value-type="string">
            <text:p><text:s/>iobTH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sens</text:p>
          </table:table-cell>
          <table:table-cell office:value-type="string" calcext:value-type="string">
            <text:p><text:s text:c="2"/>ISF</text:p>
          </table:table-cell>
          <table:table-cell office:value-type="string" calcext:value-type="string">
            <text:p><text:s/>min-</text:p>
          </table:table-cell>
          <table:table-cell office:value-type="string" calcext:value-type="string">
            <text:p><text:s/>dura </text:p>
          </table:table-cell>
          <table:table-cell office:value-type="string" calcext:value-type="string">
            <text:p><text:s text:c="2"/>min- <text:s/></text:p>
          </table:table-cell>
          <table:table-cell office:value-type="string" calcext:value-type="string">
            <text:p><text:s/>lin.fit</text:p>
          </table:table-cell>
          <table:table-cell office:value-type="string" calcext:value-type="string">
            <text:p><text:s text:c="3"/>fit </text:p>
          </table:table-cell>
          <table:table-cell table:number-columns-repeated="2" office:value-type="string" calcext:value-type="string">
            <text:p><text:s text:c="2"/>fit </text:p>
          </table:table-cell>
          <table:table-cell office:value-type="string" calcext:value-type="string">
            <text:p><text:s text:c="3"/>fit</text:p>
          </table:table-cell>
          <table:table-cell office:value-type="string" calcext:value-type="string">
            <text:p><text:s/>sens </text:p>
          </table:table-cell>
          <table:table-cell office:value-type="string" calcext:value-type="string">
            <text:p><text:s/>ISF</text:p>
          </table:table-cell>
          <table:table-cell table:number-columns-repeated="2" office:value-type="string" calcext:value-type="string">
            <text:p><text:s text:c="2"/>ISF</text:p>
          </table:table-cell>
          <table:table-cell office:value-type="string" calcext:value-type="string">
            <text:p><text:s/>ISF</text:p>
          </table:table-cell>
          <table:table-cell office:value-type="string" calcext:value-type="string">
            <text:p><text:s text:c="2"/>ISF</text:p>
          </table:table-cell>
          <table:table-cell table:number-columns-repeated="3" office:value-type="string" calcext:value-type="string">
            <text:p><text:s text:c="2"/>ISF </text:p>
          </table:table-cell>
          <table:table-cell office:value-type="string" calcext:value-type="string">
            <text:p><text:s/>ISF</text:p>
          </table:table-cell>
          <table:table-cell table:number-columns-repeated="2" office:value-type="string" calcext:value-type="string">
            <text:p><text:s/>Req.</text:p>
          </table:table-cell>
          <table:table-cell table:number-columns-repeated="2" office:value-type="string" calcext:value-type="string">
            <text:p>bolus</text:p>
          </table:table-cell>
          <table:table-cell table:number-columns-repeated="2" office:value-type="string" calcext:value-type="string">
            <text:p><text:s/>SMB <text:s/></text:p>
          </table:table-cell>
          <table:table-cell office:value-type="string" calcext:value-type="string">
            <text:p><text:s/>TBR <text:s/></text:p>
          </table:table-cell>
          <table:table-cell office:value-type="string" calcext:value-type="string">
            <text:p><text:s/>TBR 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i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time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2" office:value-type="string" calcext:value-type="string">
            <text:p><text:s text:c="2"/>orig </text:p>
          </table:table-cell>
          <table:table-cell table:number-columns-repeated="2" office:value-type="string" calcext:value-type="string">
            <text:p><text:s text:c="2"/>emul </text:p>
          </table:table-cell>
          <table:table-cell office:value-type="string" calcext:value-type="string">
            <text:p><text:s text:c="2"/>cob <text:s/></text:p>
          </table:table-cell>
          <table:table-cell office:value-type="string" calcext:value-type="string">
            <text:p><text:s/>iob <text:s/></text:p>
          </table:table-cell>
          <table:table-cell table:style-name="Default" office:value-type="string" calcext:value-type="string">
            <text:p><text:s/>emul </text:p>
          </table:table-cell>
          <table:table-cell table:style-name="Default" table:formula="of:=+[.M3]" office:value-type="string" office:string-value=" emul " calcext:value-type="string">
            <text:p><text:s/>emul </text:p>
          </table:table-cell>
          <table:table-cell office:value-type="string" calcext:value-type="string">
            <text:p><text:s/>act</text:p>
          </table:table-cell>
          <table:table-cell table:number-columns-repeated="2" office:value-type="string" calcext:value-type="string">
            <text:p><text:s/>orig</text:p>
          </table:table-cell>
          <table:table-cell office:value-type="string" calcext:value-type="string">
            <text:p><text:s/>utes</text:p>
          </table:table-cell>
          <table:table-cell office:value-type="string" calcext:value-type="string">
            <text:p><text:s/>avg. </text:p>
          </table:table-cell>
          <table:table-cell office:value-type="string" calcext:value-type="string">
            <text:p><text:s text:c="2"/>utes <text:s/>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correl</text:p>
          </table:table-cell>
          <table:table-cell office:value-type="string" calcext:value-type="string">
            <text:p><text:s/>durat</text:p>
          </table:table-cell>
          <table:table-cell office:value-type="string" calcext:value-type="string">
            <text:p><text:s/>last-Δ</text:p>
          </table:table-cell>
          <table:table-cell office:value-type="string" calcext:value-type="string">
            <text:p><text:s/>next-Δ</text:p>
          </table:table-cell>
          <table:table-cell table:number-columns-repeated="5" office:value-type="string" calcext:value-type="string">
            <text:p><text:s/>emul</text:p>
          </table:table-cell>
          <table:table-cell table:number-columns-repeated="2" office:value-type="string" calcext:value-type="string">
            <text:p><text:s/>emul 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 text:c="2"/>prof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 </text:p>
          </table:table-cell>
          <table:table-cell office:value-type="string" calcext:value-type="string">
            <text:p><text:s/>emul </text:p>
          </table:table-cell>
          <table:table-cell office:value-type="string" calcext:value-type="string">
            <text:p><text:s/>orig </text:p>
          </table:table-cell>
          <table:table-cell office:value-type="string" calcext:value-type="string">
            <text:p><text:s/>emul </text:p>
          </table:table-cell>
          <table:table-cell table:number-columns-repeated="98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5" office:value-type="time" office:time-value="PT10H04M16S" calcext:value-type="time">
            <text:p>10:0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3856.2" calcext:value-type="float">
            <text:p>1696413856,2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2" calcext:value-type="float">
            <text:p>-0,42</text:p>
          </table:table-cell>
          <table:table-cell table:style-name="Default" office:value-type="float" office:value="3.52" calcext:value-type="float">
            <text:p>3,52</text:p>
          </table:table-cell>
          <table:table-cell table:style-name="Default" table:formula="of:=ROUND([.M4]*1.3;2)" office:value-type="float" office:value="4.58" calcext:value-type="float">
            <text:p>4,58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7" calcext:value-type="float">
            <text:p>0,2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3.3" calcext:value-type="float">
            <text:p>103,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3" calcext:value-type="float">
            <text:p>2,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" calcext:value-type="float">
            <text:p>-0,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.27" calcext:value-type="float">
            <text:p>0,27</text:p>
          </table:table-cell>
          <table:table-cell table:style-name="Default" office:value-type="float" office:value="229.2" calcext:value-type="float">
            <text:p>229,2</text:p>
          </table:table-cell>
          <table:table-cell table:style-name="Default" office:value-type="float" office:value="61.4" calcext:value-type="float">
            <text:p>61,4</text:p>
          </table:table-cell>
          <table:table-cell table:style-name="Default" office:value-type="float" office:value="229.2" calcext:value-type="float">
            <text:p>229,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office:value-type="time" office:time-value="PT10H09M15S" calcext:value-type="time">
            <text:p>10:0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155.3" calcext:value-type="float">
            <text:p>1696414155,3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3" calcext:value-type="float">
            <text:p>-0,43</text:p>
          </table:table-cell>
          <table:table-cell table:style-name="Default" office:value-type="float" office:value="3.52" calcext:value-type="float">
            <text:p>3,52</text:p>
          </table:table-cell>
          <table:table-cell table:style-name="Default" table:formula="of:=ROUND([.M5]*1.3;2)" office:value-type="float" office:value="4.58" calcext:value-type="float">
            <text:p>4,58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3.3" calcext:value-type="float">
            <text:p>103,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7" calcext:value-type="float">
            <text:p>1,7</text:p>
          </table:table-cell>
          <table:table-cell table:style-name="Default" office:value-type="float" office:value="0.8258" calcext:value-type="float">
            <text:p>0,825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.14" calcext:value-type="float">
            <text:p>-1,14</text:p>
          </table:table-cell>
          <table:table-cell table:style-name="Default" office:value-type="float" office:value="-2.57" calcext:value-type="float">
            <text:p>-2,5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95.7" calcext:value-type="float">
            <text:p>95,7</text:p>
          </table:table-cell>
          <table:table-cell table:style-name="Default" office:value-type="float" office:value="61.4" calcext:value-type="float">
            <text:p>61,4</text:p>
          </table:table-cell>
          <table:table-cell table:style-name="Default" office:value-type="float" office:value="95.7" calcext:value-type="float">
            <text:p>95,7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office:value-type="time" office:time-value="PT10H14M14S" calcext:value-type="time">
            <text:p>10:1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454.7" calcext:value-type="float">
            <text:p>1696414454,7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4" calcext:value-type="float">
            <text:p>-0,44</text:p>
          </table:table-cell>
          <table:table-cell table:style-name="Default" office:value-type="float" office:value="5.03" calcext:value-type="float">
            <text:p>5,03</text:p>
          </table:table-cell>
          <table:table-cell table:style-name="Default" table:formula="of:=ROUND([.M6]*1.3;2)" office:value-type="float" office:value="6.54" calcext:value-type="float">
            <text:p>6,54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3.4" calcext:value-type="float">
            <text:p>103,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98" calcext:value-type="float">
            <text:p>0,83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3.8" calcext:value-type="float">
            <text:p>3,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6.9" calcext:value-type="float">
            <text:p>66,9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5" office:value-type="time" office:time-value="PT10H19M15S" calcext:value-type="time">
            <text:p>10:1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755.1" calcext:value-type="float">
            <text:p>1696414755,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5" calcext:value-type="float">
            <text:p>-0,45</text:p>
          </table:table-cell>
          <table:table-cell table:style-name="Default" office:value-type="float" office:value="5.03" calcext:value-type="float">
            <text:p>5,03</text:p>
          </table:table-cell>
          <table:table-cell table:style-name="Default" table:formula="of:=ROUND([.M7]*1.3;2)" office:value-type="float" office:value="6.54" calcext:value-type="float">
            <text:p>6,54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1" calcext:value-type="float">
            <text:p>0,7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9857" calcext:value-type="float">
            <text:p>0,98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.6" calcext:value-type="float">
            <text:p>2,6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.71" calcext:value-type="float">
            <text:p>0,71</text:p>
          </table:table-cell>
          <table:table-cell table:style-name="Default" office:value-type="float" office:value="60.7" calcext:value-type="float">
            <text:p>60,7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0.5" calcext:value-type="float">
            <text:p>60,5</text:p>
          </table:table-cell>
          <table:table-cell table:number-columns-repeated="2" table:style-name="Default" office:value-type="float" office:value="0.1" calcext:value-type="float">
            <text:p>0,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5685" calcext:value-type="float">
            <text:p>0,5685</text:p>
          </table:table-cell>
          <table:table-cell table:style-name="Default" office:value-type="float" office:value="0.569" calcext:value-type="float">
            <text:p>0,569</text:p>
          </table:table-cell>
          <table:table-cell table:number-columns-repeated="98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office:value-type="time" office:time-value="PT10H29M16S" calcext:value-type="time">
            <text:p>10:29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5356.5" calcext:value-type="float">
            <text:p>1696415356,5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" calcext:value-type="float">
            <text:p>-0,4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table:formula="of:=ROUND([.M8]*1.3;2)" office:value-type="float" office:value="9.75" calcext:value-type="float">
            <text:p>9,75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9568" calcext:value-type="float">
            <text:p>0,956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.53" calcext:value-type="float">
            <text:p>1,5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08" calcext:value-type="float">
            <text:p>1,08</text:p>
          </table:table-cell>
          <table:table-cell table:style-name="Default" office:value-type="float" office:value="39.9" calcext:value-type="float">
            <text:p>39,9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9.9" calcext:value-type="float">
            <text:p>39,9</text:p>
          </table:table-cell>
          <table:table-cell table:number-columns-repeated="2" table:style-name="Default" office:value-type="float" office:value="0.88" calcext:value-type="float">
            <text:p>0,8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7" calcext:value-type="float">
            <text:p>0,7</text:p>
          </table:table-cell>
          <table:table-cell table:number-columns-repeated="2" table:style-name="Default" office:value-type="float" office:value="2.31" calcext:value-type="float">
            <text:p>2,31</text:p>
          </table:table-cell>
          <table:table-cell table:number-columns-repeated="98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5" office:value-type="time" office:time-value="PT10H34M17S" calcext:value-type="time">
            <text:p>10:34:17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5657.3" calcext:value-type="float">
            <text:p>1696415657,3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" calcext:value-type="float">
            <text:p>0,46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table:formula="of:=ROUND([.M9]*1.3;2)" office:value-type="float" office:value="9.75" calcext:value-type="float">
            <text:p>9,75</text:p>
          </table:table-cell>
          <table:table-cell table:style-name="Default" office:value-type="float" office:value="-0.002" calcext:value-type="float">
            <text:p>-0,0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" calcext:value-type="float">
            <text:p>1,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.2" calcext:value-type="float">
            <text:p>2,2</text:p>
          </table:table-cell>
          <table:table-cell table:style-name="Default" office:value-type="float" office:value="0.9883" calcext:value-type="float">
            <text:p>0,988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2" calcext:value-type="float">
            <text:p>7,2</text:p>
          </table:table-cell>
          <table:table-cell table:style-name="Default" office:value-type="float" office:value="11.2" calcext:value-type="float">
            <text:p>11,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" calcext:value-type="float">
            <text:p>1,78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16" calcext:value-type="float">
            <text:p>1,1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78" calcext:value-type="float">
            <text:p>1,78</text:p>
          </table:table-cell>
          <table:table-cell table:style-name="Default" office:value-type="float" office:value="24.2" calcext:value-type="float">
            <text:p>24,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24.2" calcext:value-type="float">
            <text:p>24,2</text:p>
          </table:table-cell>
          <table:table-cell table:number-columns-repeated="2" table:style-name="Default" office:value-type="float" office:value="3.02" calcext:value-type="float">
            <text:p>3,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.4" calcext:value-type="float">
            <text:p>2,4</text:p>
          </table:table-cell>
          <table:table-cell table:number-columns-repeated="2" table:style-name="Default" office:value-type="float" office:value="5.5" calcext:value-type="float">
            <text:p>5,5</text:p>
          </table:table-cell>
          <table:table-cell table:number-columns-repeated="981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5" office:value-type="time" office:time-value="PT10H44M16S" calcext:value-type="time">
            <text:p>10:4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256" calcext:value-type="float">
            <text:p>1696416256</text:p>
          </table:table-cell>
          <table:table-cell table:number-columns-repeated="2" table:style-name="Default" office:value-type="float" office:value="123" calcext:value-type="float">
            <text:p>123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3" calcext:value-type="float">
            <text:p>3,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0]*1.3;2)" office:value-type="float" office:value="3.9" calcext:value-type="float">
            <text:p>3,9</text:p>
          </table:table-cell>
          <table:table-cell table:style-name="Default" office:value-type="float" office:value="0.012" calcext:value-type="float">
            <text:p>0,0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,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3.5" calcext:value-type="float">
            <text:p>123,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.9" calcext:value-type="float">
            <text:p>2,9</text:p>
          </table:table-cell>
          <table:table-cell table:style-name="Default" office:value-type="float" office:value="0.9827" calcext:value-type="float">
            <text:p>0,982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-4.1" calcext:value-type="float">
            <text:p>-4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,55</text:p>
          </table:table-cell>
          <table:table-cell table:style-name="Default" office:value-type="float" office:value="1.02" calcext:value-type="float">
            <text:p>1,0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,56</text:p>
          </table:table-cell>
          <table:table-cell table:style-name="Default" office:value-type="float" office:value="76.4" calcext:value-type="float">
            <text:p>76,4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76.5" calcext:value-type="float">
            <text:p>76,5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5" office:value-type="time" office:time-value="PT10H49M14S" calcext:value-type="time">
            <text:p>10:4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554.1" calcext:value-type="float">
            <text:p>1696416554,1</text:p>
          </table:table-cell>
          <table:table-cell table:number-columns-repeated="2" table:style-name="Default" office:value-type="float" office:value="122" calcext:value-type="float">
            <text:p>122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6" calcext:value-type="float">
            <text:p>3,0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1]*1.3;2)" office:value-type="float" office:value="3.9" calcext:value-type="float">
            <text:p>3,9</text:p>
          </table:table-cell>
          <table:table-cell table:style-name="Default" office:value-type="float" office:value="0.016" calcext:value-type="float">
            <text:p>0,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1.5" calcext:value-type="float">
            <text:p>121,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.7" calcext:value-type="float">
            <text:p>2,7</text:p>
          </table:table-cell>
          <table:table-cell table:style-name="Default" office:value-type="float" office:value="0.9784" calcext:value-type="float">
            <text:p>0,978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.37" calcext:value-type="float">
            <text:p>-2,37</text:p>
          </table:table-cell>
          <table:table-cell table:style-name="Default" office:value-type="float" office:value="-6.09" calcext:value-type="float">
            <text:p>-6,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5" calcext:value-type="float">
            <text:p>0,65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7" calcext:value-type="float">
            <text:p>1,07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float" office:value="61.8" calcext:value-type="float">
            <text:p>61,8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1.8" calcext:value-type="float">
            <text:p>61,8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office:value-type="time" office:time-value="PT10H54M13S" calcext:value-type="time">
            <text:p>10:54:1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853.8" calcext:value-type="float">
            <text:p>1696416853,8</text:p>
          </table:table-cell>
          <table:table-cell table:number-columns-repeated="2" table:style-name="Default" office:value-type="float" office:value="116" calcext:value-type="float">
            <text:p>116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2" calcext:value-type="float">
            <text:p>2,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2]*1.3;2)" office:value-type="float" office:value="3.9" calcext:value-type="float">
            <text:p>3,9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" calcext:value-type="float">
            <text:p>0,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0.9792" calcext:value-type="float">
            <text:p>0,979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5.89" calcext:value-type="float">
            <text:p>-5,89</text:p>
          </table:table-cell>
          <table:table-cell table:style-name="Default" office:value-type="float" office:value="-9.53" calcext:value-type="float">
            <text:p>-9,5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5" calcext:value-type="float">
            <text:p>0,65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.66" calcext:value-type="float">
            <text:p>0,66</text:p>
          </table:table-cell>
          <table:table-cell table:style-name="Default" office:value-type="float" office:value="65.3" calcext:value-type="float">
            <text:p>65,3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5.3" calcext:value-type="float">
            <text:p>65,3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5" office:value-type="time" office:time-value="PT10H59M15S" calcext:value-type="time">
            <text:p>10:5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155.3" calcext:value-type="float">
            <text:p>1696417155,3</text:p>
          </table:table-cell>
          <table:table-cell table:number-columns-repeated="2" table:style-name="Default" office:value-type="float" office:value="115" calcext:value-type="float">
            <text:p>115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7" calcext:value-type="float">
            <text:p>2,7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3]*1.3;2)" office:value-type="float" office:value="3.9" calcext:value-type="float">
            <text:p>3,9</text:p>
          </table:table-cell>
          <table:table-cell table:style-name="Default" office:value-type="float" office:value="0.022" calcext:value-type="float">
            <text:p>0,0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" calcext:value-type="float">
            <text:p>0,9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5.5" calcext:value-type="float">
            <text:p>115,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184" calcext:value-type="float">
            <text:p>0,918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3.57" calcext:value-type="float">
            <text:p>-3,57</text:p>
          </table:table-cell>
          <table:table-cell table:style-name="Default" office:value-type="float" office:value="-4.28" calcext:value-type="float">
            <text:p>-4,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.99" calcext:value-type="float">
            <text:p>0,99</text:p>
          </table:table-cell>
          <table:table-cell table:style-name="Default" office:value-type="float" office:value="43.4" calcext:value-type="float">
            <text:p>43,4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3.4" calcext:value-type="float">
            <text:p>43,4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5" office:value-type="time" office:time-value="PT11H04M13S" calcext:value-type="time">
            <text:p>11:04:1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453.9" calcext:value-type="float">
            <text:p>1696417453,9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1" calcext:value-type="float">
            <text:p>2,6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4]*1.3;2)" office:value-type="float" office:value="3.9" calcext:value-type="float">
            <text:p>3,9</text:p>
          </table:table-cell>
          <table:table-cell table:style-name="Default" office:value-type="float" office:value="0.024" calcext:value-type="float">
            <text:p>0,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4.7" calcext:value-type="float">
            <text:p>114,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.5" calcext:value-type="float">
            <text:p>-1,5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0.8" calcext:value-type="float">
            <text:p>-0,8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32.4" calcext:value-type="float">
            <text:p>32,4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5" office:value-type="time" office:time-value="PT11H09M14S" calcext:value-type="time">
            <text:p>11:0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754.7" calcext:value-type="float">
            <text:p>1696417754,7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4" calcext:value-type="float">
            <text:p>2,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5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5.3" calcext:value-type="float">
            <text:p>115,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.7" calcext:value-type="float">
            <text:p>-1,7</text:p>
          </table:table-cell>
          <table:table-cell table:style-name="Default" office:value-type="float" office:value="0.9444" calcext:value-type="float">
            <text:p>0,944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77" calcext:value-type="float">
            <text:p>2,77</text:p>
          </table:table-cell>
          <table:table-cell table:style-name="Default" office:value-type="float" office:value="5.49" calcext:value-type="float">
            <text:p>5,4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32.4" calcext:value-type="float">
            <text:p>32,4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5" office:value-type="time" office:time-value="PT11H14M03S" calcext:value-type="time">
            <text:p>11:14:0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043.7" calcext:value-type="float">
            <text:p>1696418043,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7" calcext:value-type="float">
            <text:p>2,2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6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5.8" calcext:value-type="float">
            <text:p>115,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879" calcext:value-type="float">
            <text:p>0,87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5.35" calcext:value-type="float">
            <text:p>5,3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08" calcext:value-type="float">
            <text:p>1,08</text:p>
          </table:table-cell>
          <table:table-cell table:style-name="Default" office:value-type="float" office:value="38.1" calcext:value-type="float">
            <text:p>38,1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38.1" calcext:value-type="float">
            <text:p>38,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5" office:value-type="time" office:time-value="PT11H19M09S" calcext:value-type="time">
            <text:p>11:19:09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349.2" calcext:value-type="float">
            <text:p>1696418349,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" calcext:value-type="float">
            <text:p>2,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7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9.3" calcext:value-type="float">
            <text:p>119,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0.9517" calcext:value-type="float">
            <text:p>0,951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4.1" calcext:value-type="float">
            <text:p>4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37.3" calcext:value-type="float">
            <text:p>37,3</text:p>
          </table:table-cell>
          <table:table-cell table:number-columns-repeated="2" table:style-name="Default" office:value-type="float" office:value="0.29" calcext:value-type="float">
            <text:p>0,2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.13" calcext:value-type="float">
            <text:p>1,13</text:p>
          </table:table-cell>
          <table:table-cell table:number-columns-repeated="981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5" office:value-type="time" office:time-value="PT11H24M14S" calcext:value-type="time">
            <text:p>11:2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654.4" calcext:value-type="float">
            <text:p>1696418654,4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8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5" calcext:value-type="float">
            <text:p>1,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9981" calcext:value-type="float">
            <text:p>0,998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4" calcext:value-type="float">
            <text:p>7,4</text:p>
          </table:table-cell>
          <table:table-cell table:style-name="Default" office:value-type="float" office:value="10.4" calcext:value-type="float">
            <text:p>10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5" calcext:value-type="float">
            <text:p>1,65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.14" calcext:value-type="float">
            <text:p>1,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65" calcext:value-type="float">
            <text:p>1,65</text:p>
          </table:table-cell>
          <table:table-cell table:style-name="Default" office:value-type="float" office:value="24.9" calcext:value-type="float">
            <text:p>24,9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4.9" calcext:value-type="float">
            <text:p>24,9</text:p>
          </table:table-cell>
          <table:table-cell table:number-columns-repeated="2" table:style-name="Default" office:value-type="float" office:value="2.89" calcext:value-type="float">
            <text:p>2,8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.5" calcext:value-type="float">
            <text:p>5,5</text:p>
          </table:table-cell>
          <table:table-cell table:number-columns-repeated="981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5" office:value-type="time" office:time-value="PT11H29M11S" calcext:value-type="time">
            <text:p>11:29:11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951" calcext:value-type="float">
            <text:p>1696418951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3" calcext:value-type="float">
            <text:p>2,03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19]*1.3;2)" office:value-type="float" office:value="4.29" calcext:value-type="float">
            <text:p>4,2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1" calcext:value-type="float">
            <text:p>9,1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22.6" calcext:value-type="float">
            <text:p>22,6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2.6" calcext:value-type="float">
            <text:p>22,6</text:p>
          </table:table-cell>
          <table:table-cell table:number-columns-repeated="2" table:style-name="Default" office:value-type="float" office:value="6.46" calcext:value-type="float">
            <text:p>6,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2.2" calcext:value-type="float">
            <text:p>2,2</text:p>
          </table:table-cell>
          <table:table-cell table:number-columns-repeated="2" table:style-name="Default" office:value-type="float" office:value="5.5" calcext:value-type="float">
            <text:p>5,5</text:p>
          </table:table-cell>
          <table:table-cell table:number-columns-repeated="981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office:value-type="time" office:time-value="PT11H29M15S" calcext:value-type="time">
            <text:p>11:2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955.2" calcext:value-type="float">
            <text:p>1696418955,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3" calcext:value-type="float">
            <text:p>2,03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0]*1.3;2)" office:value-type="float" office:value="4.29" calcext:value-type="float">
            <text:p>4,2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1" calcext:value-type="float">
            <text:p>9,1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22.6" calcext:value-type="float">
            <text:p>22,6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2.6" calcext:value-type="float">
            <text:p>22,6</text:p>
          </table:table-cell>
          <table:table-cell table:number-columns-repeated="2" table:style-name="Default" office:value-type="float" office:value="6.46" calcext:value-type="float">
            <text:p>6,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2.2" calcext:value-type="float">
            <text:p>2,2</text:p>
          </table:table-cell>
          <table:table-cell table:number-columns-repeated="2" table:style-name="Default" office:value-type="float" office:value="5.5" calcext:value-type="float">
            <text:p>5,5</text:p>
          </table:table-cell>
          <table:table-cell table:number-columns-repeated="981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5" office:value-type="time" office:time-value="PT11H32M22S" calcext:value-type="time">
            <text:p>11:32:22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142.2" calcext:value-type="float">
            <text:p>1696419142,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9" calcext:value-type="float">
            <text:p>3,8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1]*1.3;2)" office:value-type="float" office:value="4.29" calcext:value-type="float">
            <text:p>4,29</text:p>
          </table:table-cell>
          <table:table-cell table:style-name="Default" office:value-type="float" office:value="0.028" calcext:value-type="float">
            <text:p>0,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.4" calcext:value-type="float">
            <text:p>11,4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24.3" calcext:value-type="float">
            <text:p>24,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4.3" calcext:value-type="float">
            <text:p>24,3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5" office:value-type="time" office:time-value="PT11H34M21S" calcext:value-type="time">
            <text:p>11:34:21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261.1" calcext:value-type="float">
            <text:p>1696419261,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6" calcext:value-type="float">
            <text:p>3,86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2]*1.3;2)" office:value-type="float" office:value="4.29" calcext:value-type="float">
            <text:p>4,29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1" calcext:value-type="float">
            <text:p>8,1</text:p>
          </table:table-cell>
          <table:table-cell table:style-name="Default" office:value-type="float" office:value="0.9941" calcext:value-type="float">
            <text:p>0,9941</text:p>
          </table:table-cell>
          <table:table-cell table:style-name="Default" office:value-type="float" office:value="20.1" calcext:value-type="float">
            <text:p>20,1</text:p>
          </table:table-cell>
          <table:table-cell table:style-name="Default" office:value-type="float" office:value="10.03" calcext:value-type="float">
            <text:p>10,03</text:p>
          </table:table-cell>
          <table:table-cell table:style-name="Default" office:value-type="float" office:value="11.39" calcext:value-type="float">
            <text:p>11,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16" calcext:value-type="float">
            <text:p>1,1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2" table:style-name="Default" office:value-type="float" office:value="0.69" calcext:value-type="float">
            <text:p>0,6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.985" calcext:value-type="float">
            <text:p>1,985</text:p>
          </table:table-cell>
          <table:table-cell table:number-columns-repeated="981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5" office:value-type="time" office:time-value="PT11H39M14S" calcext:value-type="time">
            <text:p>11:3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555" calcext:value-type="float">
            <text:p>1696419555</text:p>
          </table:table-cell>
          <table:table-cell table:number-columns-repeated="2" table:style-name="Default" office:value-type="float" office:value="149" calcext:value-type="float">
            <text:p>149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" calcext:value-type="float">
            <text:p>3,8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3]*1.3;2)" office:value-type="float" office:value="4.29" calcext:value-type="float">
            <text:p>4,29</text:p>
          </table:table-cell>
          <table:table-cell table:style-name="Default" office:value-type="float" office:value="0.033" calcext:value-type="float">
            <text:p>0,0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7.1" calcext:value-type="float">
            <text:p>7,1</text:p>
          </table:table-cell>
          <table:table-cell table:style-name="Default" office:value-type="float" office:value="0.9952" calcext:value-type="float">
            <text:p>0,995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-4.39" calcext:value-type="float">
            <text:p>-4,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8" calcext:value-type="float">
            <text:p>0,38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102.2" calcext:value-type="float">
            <text:p>102,2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102.2" calcext:value-type="float">
            <text:p>102,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5" office:value-type="time" office:time-value="PT11H44M15S" calcext:value-type="time">
            <text:p>11:4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855.8" calcext:value-type="float">
            <text:p>1696419855,8</text:p>
          </table:table-cell>
          <table:table-cell table:number-columns-repeated="2" table:style-name="Default" office:value-type="float" office:value="148" calcext:value-type="float">
            <text:p>148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2" calcext:value-type="float">
            <text:p>3,62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4]*1.3;2)" office:value-type="float" office:value="4.29" calcext:value-type="float">
            <text:p>4,29</text:p>
          </table:table-cell>
          <table:table-cell table:style-name="Default" office:value-type="float" office:value="0.035" calcext:value-type="float">
            <text:p>0,0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" calcext:value-type="float">
            <text:p>0,5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8.7" calcext:value-type="float">
            <text:p>148,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.4" calcext:value-type="float">
            <text:p>5,4</text:p>
          </table:table-cell>
          <table:table-cell table:style-name="Default" office:value-type="float" office:value="0.9915" calcext:value-type="float">
            <text:p>0,99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.41" calcext:value-type="float">
            <text:p>-2,41</text:p>
          </table:table-cell>
          <table:table-cell table:style-name="Default" office:value-type="float" office:value="-6.96" calcext:value-type="float">
            <text:p>-6,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13" calcext:value-type="float">
            <text:p>1,13</text:p>
          </table:table-cell>
          <table:table-cell table:style-name="Default" office:value-type="float" office:value="0.57" calcext:value-type="float">
            <text:p>0,57</text:p>
          </table:table-cell>
          <table:table-cell table:style-name="Default" office:value-type="float" office:value="72.1" calcext:value-type="float">
            <text:p>72,1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72.1" calcext:value-type="float">
            <text:p>72,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5" office:value-type="time" office:time-value="PT11H49M16S" calcext:value-type="time">
            <text:p>11:49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156.6" calcext:value-type="float">
            <text:p>1696420156,6</text:p>
          </table:table-cell>
          <table:table-cell table:number-columns-repeated="2" table:style-name="Default" office:value-type="float" office:value="146" calcext:value-type="float">
            <text:p>146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5]*1.3;2)" office:value-type="float" office:value="4.29" calcext:value-type="float">
            <text:p>4,2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6.6" calcext:value-type="float">
            <text:p>146,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.5" calcext:value-type="float">
            <text:p>-1,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.9" calcext:value-type="float">
            <text:p>14,9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-3.01" calcext:value-type="float">
            <text:p>-3,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5" office:value-type="time" office:time-value="PT11H54M16S" calcext:value-type="time">
            <text:p>11:5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456.2" calcext:value-type="float">
            <text:p>1696420456,2</text:p>
          </table:table-cell>
          <table:table-cell table:number-columns-repeated="2" table:style-name="Default" office:value-type="float" office:value="141" calcext:value-type="float">
            <text:p>141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7" calcext:value-type="float">
            <text:p>3,17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6]*1.3;2)" office:value-type="float" office:value="4.29" calcext:value-type="float">
            <text:p>4,2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45.7" calcext:value-type="float">
            <text:p>145,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3.5" calcext:value-type="float">
            <text:p>-3,5</text:p>
          </table:table-cell>
          <table:table-cell table:style-name="Default" office:value-type="float" office:value="0.9948" calcext:value-type="float">
            <text:p>0,994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4.6" calcext:value-type="float">
            <text:p>-4,6</text:p>
          </table:table-cell>
          <table:table-cell table:style-name="Default" office:value-type="float" office:value="-6.6" calcext:value-type="float">
            <text:p>-6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" calcext:value-type="float">
            <text:p>0,77</text:p>
          </table:table-cell>
          <table:table-cell table:style-name="Default" office:value-type="float" office:value="1.05" calcext:value-type="float">
            <text:p>1,0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37.3" calcext:value-type="float">
            <text:p>37,3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5" office:value-type="time" office:time-value="PT11H59M14S" calcext:value-type="time">
            <text:p>11:5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754.4" calcext:value-type="float">
            <text:p>1696420754,4</text:p>
          </table:table-cell>
          <table:table-cell table:number-columns-repeated="2" table:style-name="Default" office:value-type="float" office:value="136" calcext:value-type="float">
            <text:p>136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4" calcext:value-type="float">
            <text:p>2,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7]*1.3;2)" office:value-type="float" office:value="3.9" calcext:value-type="float">
            <text:p>3,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8.5" calcext:value-type="float">
            <text:p>138,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9963" calcext:value-type="float">
            <text:p>0,9963</text:p>
          </table:table-cell>
          <table:table-cell table:style-name="Default" office:value-type="float" office:value="24.9" calcext:value-type="float">
            <text:p>24,9</text:p>
          </table:table-cell>
          <table:table-cell table:style-name="Default" office:value-type="float" office:value="-5.53" calcext:value-type="float">
            <text:p>-5,53</text:p>
          </table:table-cell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" calcext:value-type="float">
            <text:p>0,83</text:p>
          </table:table-cell>
          <table:table-cell table:style-name="Default" office:value-type="float" office:value="1.03" calcext:value-type="float">
            <text:p>1,0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47.7" calcext:value-type="float">
            <text:p>47,7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7.8" calcext:value-type="float">
            <text:p>47,8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5" office:value-type="time" office:time-value="PT12H04M14S" calcext:value-type="time">
            <text:p>12:0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054.9" calcext:value-type="float">
            <text:p>1696421054,9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2" calcext:value-type="float">
            <text:p>2,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8]*1.3;2)" office:value-type="float" office:value="3.9" calcext:value-type="float">
            <text:p>3,9</text:p>
          </table:table-cell>
          <table:table-cell table:style-name="Default" office:value-type="float" office:value="0.035" calcext:value-type="float">
            <text:p>0,0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6.7" calcext:value-type="float">
            <text:p>136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4.4" calcext:value-type="float">
            <text:p>-4,4</text:p>
          </table:table-cell>
          <table:table-cell table:style-name="Default" office:value-type="float" office:value="0.998" calcext:value-type="float">
            <text:p>0,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4" calcext:value-type="float">
            <text:p>-3,4</text:p>
          </table:table-cell>
          <table:table-cell table:style-name="Default" office:value-type="float" office:value="-2.4" calcext:value-type="float">
            <text:p>-2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1.03" calcext:value-type="float">
            <text:p>1,0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7" calcext:value-type="float">
            <text:p>1,07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32.9" calcext:value-type="float">
            <text:p>32,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2.9" calcext:value-type="float">
            <text:p>32,9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ce5" office:value-type="time" office:time-value="PT12H08M45S" calcext:value-type="time">
            <text:p>12:08:4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326" calcext:value-type="float">
            <text:p>1696421326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2" calcext:value-type="float">
            <text:p>2,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9]*1.3;2)" office:value-type="float" office:value="3.9" calcext:value-type="float">
            <text:p>3,9</text:p>
          </table:table-cell>
          <table:table-cell table:style-name="Default" office:value-type="float" office:value="0.034" calcext:value-type="float">
            <text:p>0,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1" calcext:value-type="float">
            <text:p>1,2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6.7" calcext:value-type="float">
            <text:p>136,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98" calcext:value-type="float">
            <text:p>0,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4" calcext:value-type="float">
            <text:p>-3,4</text:p>
          </table:table-cell>
          <table:table-cell table:style-name="Default" office:value-type="float" office:value="-2.4" calcext:value-type="float">
            <text:p>-2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0.99" calcext:value-type="float">
            <text:p>0,99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33.1" calcext:value-type="float">
            <text:p>33,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5.3" calcext:value-type="float">
            <text:p>45,3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ce5" office:value-type="time" office:time-value="PT12H10M37S" calcext:value-type="time">
            <text:p>12:10:37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437.2" calcext:value-type="float">
            <text:p>1696421437,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3" calcext:value-type="float">
            <text:p>2,43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0]*1.3;2)" office:value-type="float" office:value="1.96" calcext:value-type="float">
            <text:p>1,96</text:p>
          </table:table-cell>
          <table:table-cell table:style-name="Default" office:value-type="float" office:value="0.034" calcext:value-type="float">
            <text:p>0,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47" calcext:value-type="float">
            <text:p>0,994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3" calcext:value-type="float">
            <text:p>1,63</text:p>
          </table:table-cell>
          <table:table-cell table:style-name="Default" office:value-type="float" office:value="0.99" calcext:value-type="float">
            <text:p>0,99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49.1" calcext:value-type="float">
            <text:p>49,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9.3" calcext:value-type="float">
            <text:p>49,3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ce5" office:value-type="time" office:time-value="PT12H14M14S" calcext:value-type="time">
            <text:p>12:1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654.8" calcext:value-type="float">
            <text:p>1696421654,8</text:p>
          </table:table-cell>
          <table:table-cell table:number-columns-repeated="2" table:style-name="Default" office:value-type="float" office:value="130" calcext:value-type="float">
            <text:p>130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9" calcext:value-type="float">
            <text:p>2,2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1]*1.3;2)" office:value-type="float" office:value="1.96" calcext:value-type="float">
            <text:p>1,96</text:p>
          </table:table-cell>
          <table:table-cell table:style-name="Default" office:value-type="float" office:value="0.033" calcext:value-type="float">
            <text:p>0,0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7" calcext:value-type="float">
            <text:p>0,6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3.3" calcext:value-type="float">
            <text:p>133,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63" calcext:value-type="float">
            <text:p>0,96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1.64" calcext:value-type="float">
            <text:p>-1,64</text:p>
          </table:table-cell>
          <table:table-cell table:style-name="Default" office:value-type="float" office:value="-1.07" calcext:value-type="float">
            <text:p>-1,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0.98" calcext:value-type="float">
            <text:p>0,98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74.4" calcext:value-type="float">
            <text:p>74,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82.9" calcext:value-type="float">
            <text:p>82,9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ce5" office:value-type="time" office:time-value="PT12H24M15S" calcext:value-type="time">
            <text:p>12:2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255.8" calcext:value-type="float">
            <text:p>1696422255,8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" calcext:value-type="float">
            <text:p>1,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2]*1.3;2)" office:value-type="float" office:value="1.96" calcext:value-type="float">
            <text:p>1,96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" calcext:value-type="float">
            <text:p>1,2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33.8" calcext:value-type="float">
            <text:p>133,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1.8" calcext:value-type="float">
            <text:p>-1,8</text:p>
          </table:table-cell>
          <table:table-cell table:style-name="Default" office:value-type="float" office:value="0.9943" calcext:value-type="float">
            <text:p>0,994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.4" calcext:value-type="float">
            <text:p>6,4</text:p>
          </table:table-cell>
          <table:table-cell table:style-name="Default" office:value-type="float" office:value="11.4" calcext:value-type="float">
            <text:p>11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04" calcext:value-type="float">
            <text:p>2,04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 office:value-type="float" office:value="39.4" calcext:value-type="float">
            <text:p>39,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2772" calcext:value-type="float">
            <text:p>0,2772</text:p>
          </table:table-cell>
          <table:table-cell table:style-name="Default" office:value-type="float" office:value="0.277" calcext:value-type="float">
            <text:p>0,277</text:p>
          </table:table-cell>
          <table:table-cell table:number-columns-repeated="981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ce5" office:value-type="time" office:time-value="PT12H29M15S" calcext:value-type="time">
            <text:p>12:2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555.3" calcext:value-type="float">
            <text:p>1696422555,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3]*1.3;2)" office:value-type="float" office:value="1.96" calcext:value-type="float">
            <text:p>1,96</text:p>
          </table:table-cell>
          <table:table-cell table:style-name="Default" office:value-type="float" office:value="0.028" calcext:value-type="float">
            <text:p>0,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0.5" calcext:value-type="float">
            <text:p>140,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.3" calcext:value-type="float">
            <text:p>4,3</text:p>
          </table:table-cell>
          <table:table-cell table:style-name="Default" office:value-type="float" office:value="0.988" calcext:value-type="float">
            <text:p>0,98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9" calcext:value-type="float">
            <text:p>1,2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float" office:value="61.5" calcext:value-type="float">
            <text:p>61,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1.5" calcext:value-type="float">
            <text:p>61,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264" calcext:value-type="float">
            <text:p>0,264</text:p>
          </table:table-cell>
          <table:table-cell table:number-columns-repeated="981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ce5" office:value-type="time" office:time-value="PT12H34M15S" calcext:value-type="time">
            <text:p>12:3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856" calcext:value-type="float">
            <text:p>1696422856</text:p>
          </table:table-cell>
          <table:table-cell table:number-columns-repeated="2" table:style-name="Default" office:value-type="float" office:value="138" calcext:value-type="float">
            <text:p>138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9" calcext:value-type="float">
            <text:p>1,5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4]*1.3;2)" office:value-type="float" office:value="1.96" calcext:value-type="float">
            <text:p>1,96</text:p>
          </table:table-cell>
          <table:table-cell table:style-name="Default" office:value-type="float" office:value="0.026" calcext:value-type="float">
            <text:p>0,02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9.7" calcext:value-type="float">
            <text:p>139,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9334" calcext:value-type="float">
            <text:p>0,933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2" calcext:value-type="float">
            <text:p>-3,2</text:p>
          </table:table-cell>
          <table:table-cell table:style-name="Default" office:value-type="float" office:value="-8.7" calcext:value-type="float">
            <text:p>-8,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8" calcext:value-type="float">
            <text:p>0,78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0.49" calcext:value-type="float">
            <text:p>0,49</text:p>
          </table:table-cell>
          <table:table-cell table:style-name="Default" office:value-type="float" office:value="100.7" calcext:value-type="float">
            <text:p>100,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1.8" calcext:value-type="float">
            <text:p>101,8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ce5" office:value-type="time" office:time-value="PT12H39M14S" calcext:value-type="time">
            <text:p>12:3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3154.6" calcext:value-type="float">
            <text:p>1696423154,6</text:p>
          </table:table-cell>
          <table:table-cell table:number-columns-repeated="2" table:style-name="Default" office:value-type="float" office:value="122" calcext:value-type="float">
            <text:p>122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2" calcext:value-type="float">
            <text:p>1,42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5]*1.3;2)" office:value-type="float" office:value="1.96" calcext:value-type="float">
            <text:p>1,96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.4" calcext:value-type="float">
            <text:p>-10,4</text:p>
          </table:table-cell>
          <table:table-cell table:style-name="Default" office:value-type="float" office:value="0.9998" calcext:value-type="float">
            <text:p>0,9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.8" calcext:value-type="float">
            <text:p>-15,8</text:p>
          </table:table-cell>
          <table:table-cell table:style-name="Default" office:value-type="float" office:value="-26.3" calcext:value-type="float">
            <text:p>-26,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.31" calcext:value-type="float">
            <text:p>-1,31</text:p>
          </table:table-cell>
          <table:table-cell table:style-name="Default" office:value-type="float" office:value="0.97" calcext:value-type="float">
            <text:p>0,97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198.4" calcext:value-type="float">
            <text:p>198,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98.4" calcext:value-type="float">
            <text:p>198,4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ce5" office:value-type="time" office:time-value="PT12H44M15S" calcext:value-type="time">
            <text:p>12:4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3455.6" calcext:value-type="float">
            <text:p>1696423455,6</text:p>
          </table:table-cell>
          <table:table-cell table:number-columns-repeated="2" table:style-name="Default" office:value-type="float" office:value="108" calcext:value-type="float">
            <text:p>108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6]*1.3;2)" office:value-type="float" office:value="1.96" calcext:value-type="float">
            <text:p>1,96</text:p>
          </table:table-cell>
          <table:table-cell table:style-name="Default" office:value-type="float" office:value="0.023" calcext:value-type="float">
            <text:p>0,0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9889" calcext:value-type="float">
            <text:p>0,988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6.61" calcext:value-type="float">
            <text:p>-16,61</text:p>
          </table:table-cell>
          <table:table-cell table:style-name="Default" office:value-type="float" office:value="-21.11" calcext:value-type="float">
            <text:p>-21,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" calcext:value-type="float">
            <text:p>0,12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198.4" calcext:value-type="float">
            <text:p>198,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98.4" calcext:value-type="float">
            <text:p>198,4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/>
          <table:table-cell table:style-name="Default" office:value-type="string" calcext:value-type="string">
            <text:p>Minimum:</text:p>
          </table:table-cell>
          <table:table-cell table:style-name="Default" table:number-columns-repeated="2"/>
          <table:table-cell table:style-name="Default" office:value-type="float" office:value="102" calcext:value-type="float">
            <text:p>102</text:p>
          </table:table-cell>
          <table:table-cell table:style-name="Default" table:number-columns-repeated="10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.31" calcext:value-type="float">
            <text:p>-1,3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2.6" calcext:value-type="float">
            <text:p>22,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2.6" calcext:value-type="float">
            <text:p>22,6</text:p>
          </table:table-cell>
          <table:table-cell table:style-name="Default" table:number-columns-repeated="4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1"/>
        </table:table-row>
        <table:table-row table:style-name="ro1">
          <table:table-cell table:style-name="Default"/>
          <table:table-cell table:style-name="Default" office:value-type="string" calcext:value-type="string">
            <text:p>Maximum:</text:p>
          </table:table-cell>
          <table:table-cell table:style-name="Default" table:number-columns-repeated="2"/>
          <table:table-cell table:style-name="Default" office:value-type="float" office:value="149" calcext:value-type="float">
            <text:p>149</text:p>
          </table:table-cell>
          <table:table-cell table:style-name="Default" table:number-columns-repeated="10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04" calcext:value-type="float">
            <text:p>2,04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/>
          <table:table-cell table:style-name="Default" office:value-type="float" office:value="229.2" calcext:value-type="float">
            <text:p>229,2</text:p>
          </table:table-cell>
          <table:table-cell table:style-name="Default" office:value-type="float" office:value="61.4" calcext:value-type="float">
            <text:p>61,4</text:p>
          </table:table-cell>
          <table:table-cell table:style-name="Default" office:value-type="float" office:value="229.2" calcext:value-type="float">
            <text:p>229,2</text:p>
          </table:table-cell>
          <table:table-cell table:style-name="Default" table:number-columns-repeated="4"/>
          <table:table-cell table:number-columns-repeated="2" table:style-name="Default" office:value-type="float" office:value="2.4" calcext:value-type="float">
            <text:p>2,4</text:p>
          </table:table-cell>
          <table:table-cell table:style-name="Default" table:number-columns-repeated="2"/>
          <table:table-cell table:number-columns-repeated="981"/>
        </table:table-row>
        <table:table-row table:style-name="ro1">
          <table:table-cell table:style-name="Default"/>
          <table:table-cell table:style-name="Default" office:value-type="string" calcext:value-type="string">
            <text:p>Totals:</text:p>
          </table:table-cell>
          <table:table-cell table:style-name="Default" table:number-columns-repeated="37"/>
          <table:table-cell table:style-name="Default" office:value-type="float" office:value="6.7" calcext:value-type="float">
            <text:p>6,7</text:p>
          </table:table-cell>
          <table:table-cell table:style-name="Default" office:value-type="float" office:value="7.5" calcext:value-type="float">
            <text:p>7,5</text:p>
          </table:table-cell>
          <table:table-cell table:number-columns-repeated="2" table:style-name="Default" office:value-type="float" office:value="2.25" calcext:value-type="float">
            <text:p>2,25</text:p>
          </table:table-cell>
          <table:table-cell table:number-columns-repeated="98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2">
        <office:forms form:automatic-focus="false" form:apply-design-mode="false"/>
        <table:table-column table:style-name="co18" table:number-columns-repeated="16" table:default-cell-style-name="Default"/>
        <table:table-column table:style-name="co19" table:default-cell-style-name="ce1"/>
        <table:table-column table:style-name="co18" table:number-columns-repeated="47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>
            <draw:frame draw:z-index="1" draw:style-name="gr1" draw:text-style-name="P1" svg:width="38.479cm" svg:height="9.003cm" svg:x="0.054cm" svg:y="0.186cm">
              <draw:object draw:notify-on-update-of-ranges="your_title.B4:your_title.B36 your_title.F1:your_title.F3 your_title.F4:your_title.F36 your_title.B4:your_title.B36 your_title.E1:your_title.E3 your_title.E4:your_title.E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7">
          <table:table-cell table:number-columns-repeated="64"/>
        </table:table-row>
        <table:table-row table:style-name="ro1">
          <table:table-cell>
            <draw:frame draw:z-index="0" draw:style-name="gr1" draw:text-style-name="P1" svg:width="38.452cm" svg:height="12.616cm" svg:x="0.055cm" svg:y="0cm">
              <draw:object draw:notify-on-update-of-ranges="your_title.B4:your_title.B36 your_title.AA1:your_title.AA3 your_title.AA4:your_title.AA36 your_title.B4:your_title.B36 your_title.AB1:your_title.AB3 your_title.AB4:your_title.AB36 your_title.B4:your_title.B36 your_title.AC1:your_title.AC3 your_title.AC4:your_title.AC36 your_title.B4:your_title.B36 your_title.AD1:your_title.AD3 your_title.AD4:your_title.AD36 your_title.B4:your_title.B36 your_title.AE1:your_title.AE3 your_title.AE4:your_title.AE36 your_title.B4:your_title.B36 your_title.AF1:your_title.AF3 your_title.AF4:your_title.AF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7">
          <table:table-cell table:number-columns-repeated="64"/>
        </table:table-row>
        <table:table-row table:style-name="ro1">
          <table:table-cell>
            <draw:frame draw:z-index="2" draw:style-name="gr1" draw:text-style-name="P1" svg:width="38.952cm" svg:height="9.005cm" svg:x="0cm" svg:y="0.001cm">
              <draw:object draw:notify-on-update-of-ranges="your_title.J1:your_title.J3 your_title.J4:your_title.J36 your_title.B4:your_title.B36 your_title.B4:your_title.B36 your_title.L1:your_title.L3 your_title.L4:your_title.L36 your_title.N1:your_title.N3 your_title.N4:your_title.N36 your_title.B4:your_title.B36 your_title.B4:your_title.B36 your_title.M1:your_title.M3 your_title.M4:your_title.M36 your_title.B4:your_title.B36 your_title.AK1:your_title.AK3 your_title.AK4:your_title.AK36 your_title.B4:your_title.B36 your_title.AO1:your_title.AO3 your_title.AO4:your_title.AO3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">
          <table:table-cell table:number-columns-repeated="18"/>
          <table:table-cell table:style-name="ce1"/>
          <table:table-cell table:number-columns-repeated="45"/>
        </table:table-row>
        <table:table-row table:style-name="ro1">
          <table:table-cell table:number-columns-repeated="17"/>
          <table:table-cell table:style-name="ce3"/>
          <table:table-cell table:style-name="ce1"/>
          <table:table-cell table:style-name="ce3"/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7"/>
          <table:table-cell table:style-name="ce2"/>
          <table:table-cell table:style-name="ce1" table:number-columns-repeated="2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/>
          <table:table-cell table:style-name="ce1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 table:style-name="ce1" table:number-columns-repeated="2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/>
          <table:table-cell table:style-name="ce1"/>
          <table:table-cell table:number-columns-repeated="44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4:32:49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phs" style:display-name="PageStyle_graph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2023-02-20T20.empty" style:display-name="PageStyle_2023-02-20T20.empt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de-DE</dc:language>
    <dc:date>2023-12-11T15:13:06.355000000</dc:date>
    <meta:editing-cycles>19</meta:editing-cycles>
    <meta:editing-duration>PT1H29M28S</meta:editing-duration>
    <meta:generator>LibreOffice/7.1.4.2$Windows_X86_64 LibreOffice_project/a529a4fab45b75fefc5b6226684193eb000654f6</meta:generator>
    <meta:document-statistic meta:table-count="2" meta:cell-count="1583" meta:object-count="3"/>
    <meta:user-defined meta:name="AppVersion">15.00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graphic-properties draw:stroke="none" draw:fill="solid" draw:fill-color="#dddddd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40">
      <style:chart-properties chart:display-label="true" chart:logarithmic="false" chart:minimum="0.416666666666667" chart:maximum="0.541666666666667" chart:interval-major="0.0208333333333333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style:rotation-angle="9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579d1c" draw:fill-color="#579d1c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7e0021" draw:fill-color="#7e0021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/>
      <style:graphic-properties svg:stroke-width="0.2cm" svg:stroke-color="#83caff" draw:fill-color="#83caff"/>
      <style:text-properties style:text-position="0% 100%" fo:font-family="Arial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38.453cm" svg:height="12.617cm" xlink:href=".." xlink:type="simple" chart:class="chart:scatter" chart:style-name="ch1">
        <chart:title svg:x="17.621cm" svg:y="0.388cm" chart:style-name="ch2">
          <text:p>autoISF factors</text:p>
        </chart:title>
        <chart:legend chart:legend-position="end" svg:x="32.278cm" svg:y="0.397cm" style:legend-expansion="custom" svg:width="5.831cm" svg:height="4.93cm" style:legend-expansion-aspect-ratio="1.18275862068966" chart:style-name="ch3"/>
        <chart:plot-area chart:style-name="ch4" table:cell-range-address="your_title.B4:your_title.B36 your_title.AA1:your_title.AF36" chart:data-source-has-labels="row" svg:x="0.563cm" svg:y="0.251cm" svg:width="31.68cm" svg:height="11.298cm">
          <chart:coordinate-region svg:x="1.397cm" svg:y="0.45cm" svg:width="30.422cm" svg:height="10.452cm"/>
          <chart:axis chart:dimension="x" chart:name="primary-x" chart:style-name="ch5">
            <chart:title svg:x="17.651cm" svg:y="11.553cm" chart:style-name="ch6">
              <text:p>Time [UTC]</text:p>
            </chart:title>
          </chart:axis>
          <chart:axis chart:dimension="y" chart:name="primary-y" chart:style-name="ch7">
            <chart:title svg:x="0.227cm" svg:y="6.453cm" chart:style-name="ch8">
              <text:p>Factor</text:p>
            </chart:title>
            <chart:grid chart:style-name="ch9" chart:class="major"/>
          </chart:axis>
          <chart:series chart:style-name="ch10" chart:values-cell-range-address="your_title.AA4:your_title.AA36" chart:label-cell-address="your_title.AA1:your_title.AA3" chart:class="chart:scatter">
            <chart:domain table:cell-range-address="your_title.B4:your_title.B36"/>
            <chart:data-point chart:repeated="33"/>
          </chart:series>
          <chart:series chart:style-name="ch11" chart:values-cell-range-address="your_title.AB4:your_title.AB36" chart:label-cell-address="your_title.AB1:your_title.AB3" chart:class="chart:scatter">
            <chart:data-point chart:repeated="33"/>
          </chart:series>
          <chart:series chart:style-name="ch12" chart:values-cell-range-address="your_title.AC4:your_title.AC36" chart:label-cell-address="your_title.AC1:your_title.AC3" chart:class="chart:scatter">
            <chart:data-point chart:repeated="33"/>
          </chart:series>
          <chart:series chart:style-name="ch13" chart:values-cell-range-address="your_title.AD4:your_title.AD36" chart:label-cell-address="your_title.AD1:your_title.AD3" chart:class="chart:scatter">
            <chart:data-point chart:repeated="33"/>
          </chart:series>
          <chart:series chart:style-name="ch14" chart:values-cell-range-address="your_title.AE4:your_title.AE36" chart:label-cell-address="your_title.AE1:your_title.AE3" chart:class="chart:scatter">
            <chart:data-point chart:repeated="33"/>
          </chart:series>
          <chart:series chart:style-name="ch15" chart:values-cell-range-address="your_title.AF4:your_title.AF36" chart:label-cell-address="your_title.AF1:your_title.AF3" chart:class="chart:scatter">
            <chart:data-point chart:repeated="3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cce  ISF  emul</text:p>
                <text:list>
                  <text:list-item>
                    <text:p> acce</text:p>
                  </text:list-item>
                  <text:list-item>
                    <text:p> ISF</text:p>
                  </text:list-item>
                  <text:list-item>
                    <text:p> emul</text:p>
                  </text:list-item>
                </text:list>
                <draw:g>
                  <svg:desc>your_title.AA1:your_title.AA3</svg:desc>
                </draw:g>
              </table:table-cell>
              <table:table-cell office:value-type="string">
                <text:p>  bg    ISF  emul</text:p>
                <text:list>
                  <text:list-item>
                    <text:p>  bg 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B1:your_title.AB3</svg:desc>
                </draw:g>
              </table:table-cell>
              <table:table-cell office:value-type="string">
                <text:p>  pp    ISF  emul</text:p>
                <text:list>
                  <text:list-item>
                    <text:p>  pp 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C1:your_title.AC3</svg:desc>
                </draw:g>
              </table:table-cell>
              <table:table-cell office:value-type="string">
                <text:p> delta  ISF  emul</text:p>
                <text:list>
                  <text:list-item>
                    <text:p> delta</text:p>
                  </text:list-item>
                  <text:list-item>
                    <text:p> ISF</text:p>
                  </text:list-item>
                  <text:list-item>
                    <text:p> emul</text:p>
                  </text:list-item>
                </text:list>
                <draw:g>
                  <svg:desc>your_title.AD1:your_title.AD3</svg:desc>
                </draw:g>
              </table:table-cell>
              <table:table-cell office:value-type="string">
                <text:p> dura   ISF  emul </text:p>
                <text:list>
                  <text:list-item>
                    <text:p> dura</text:p>
                  </text:list-item>
                  <text:list-item>
                    <text:p>  ISF</text:p>
                  </text:list-item>
                  <text:list-item>
                    <text:p> emul </text:p>
                  </text:list-item>
                </text:list>
                <draw:g>
                  <svg:desc>your_title.AE1:your_title.AE3</svg:desc>
                </draw:g>
              </table:table-cell>
              <table:table-cell office:value-type="string">
                <text:p> final   ISF   emul </text:p>
                <text:list>
                  <text:list-item>
                    <text:p> final</text:p>
                  </text:list-item>
                  <text:list-item>
                    <text:p>  ISF </text:p>
                  </text:list-item>
                  <text:list-item>
                    <text:p> emul </text:p>
                  </text:list-item>
                </text:list>
                <draw:g>
                  <svg:desc>your_title.AF1:your_title.A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-0.1">
                <text:p>-0.1</text:p>
                <draw:g>
                  <svg:desc>your_title.AA4:your_title.AA36</svg:desc>
                </draw:g>
              </table:table-cell>
              <table:table-cell office:value-type="float" office:value="0.96">
                <text:p>0.96</text:p>
                <draw:g>
                  <svg:desc>your_title.AB4:your_title.AB36</svg:desc>
                </draw:g>
              </table:table-cell>
              <table:table-cell office:value-type="float" office:value="1">
                <text:p>1</text:p>
                <draw:g>
                  <svg:desc>your_title.AC4:your_title.AC36</svg:desc>
                </draw:g>
              </table:table-cell>
              <table:table-cell office:value-type="float" office:value="1">
                <text:p>1</text:p>
                <draw:g>
                  <svg:desc>your_title.AD4:your_title.AD36</svg:desc>
                </draw:g>
              </table:table-cell>
              <table:table-cell office:value-type="float" office:value="1">
                <text:p>1</text:p>
                <draw:g>
                  <svg:desc>your_title.AE4:your_title.AE36</svg:desc>
                </draw:g>
              </table:table-cell>
              <table:table-cell office:value-type="float" office:value="0.27">
                <text:p>0.27</text:p>
                <draw:g>
                  <svg:desc>your_title.AF4:your_title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1.1">
                <text:p>1.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1.78">
                <text:p>1.78</text:p>
              </table:table-cell>
              <table:table-cell office:value-type="float" office:value="1.01">
                <text:p>1.01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0.55">
                <text:p>0.55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1">
                <text:p>0.450856481481481</text:p>
              </table:table-cell>
              <table:table-cell office:value-type="float" office:value="0.65">
                <text:p>0.65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0.65">
                <text:p>0.65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0.98">
                <text:p>0.98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1.26">
                <text:p>1.26</text:p>
              </table:table-cell>
              <table:table-cell office:value-type="float" office:value="1.01">
                <text:p>1.01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  <table:table-cell office:value-type="float" office:value="1.06">
                <text:p>1.0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1.06">
                <text:p>1.06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1.65">
                <text:p>1.65</text:p>
              </table:table-cell>
              <table:table-cell office:value-type="float" office:value="1.02">
                <text:p>1.02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1.81">
                <text:p>1.81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1.81">
                <text:p>1.81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1.69">
                <text:p>1.69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1.28">
                <text:p>1.28</text:p>
              </table:table-cell>
              <table:table-cell office:value-type="float" office:value="1.06">
                <text:p>1.06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0.38">
                <text:p>0.38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0.5">
                <text:p>0.5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">
                <text:p>1.1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0.88">
                <text:p>0.88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6">
                <text:p>1.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0.77">
                <text:p>0.77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0.83">
                <text:p>0.83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1.22">
                <text:p>1.22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0.88">
                <text:p>0.8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1.63">
                <text:p>1.6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2.04">
                <text:p>2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1.29">
                <text:p>1.2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-1.31">
                <text:p>-1.3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0.12">
                <text:p>0.12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draw:fill="solid" draw:fill-color="#dddddd"/>
      <style:text-properties style:text-position="0% 100%" fo:font-family="Arial" fo:font-size="12pt" style:font-size-asian="12pt" style:font-size-complex="12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40">
      <style:chart-properties chart:display-label="true" chart:logarithmic="false" chart:minimum="0.416666666666667" chart:maximum="0.541666666666667" chart:interval-major="0.0208333333333333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5cm" chart:symbol-height="0.35cm" chart:link-data-style-to-source="true" chart:label-position="right">
        <chart:symbol-image xlink:href="Pictures/10000200000000120000001215CA3C0DE2124228.gif"/>
      </style:chart-properties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 chart:label-position="right">
        <chart:symbol-image xlink:href="Pictures/100002000000000A0000000AE305BB9174C96C63.gif"/>
      </style:chart-properties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8.48cm" svg:height="9.004cm" xlink:href=".." xlink:type="simple" chart:class="chart:scatter" chart:style-name="ch1">
        <chart:legend chart:legend-position="end" svg:x="32.109cm" svg:y="0.617cm" style:legend-expansion="custom" svg:width="5.847cm" svg:height="1.82cm" style:legend-expansion-aspect-ratio="3.21263736263736" chart:style-name="ch2"/>
        <chart:plot-area chart:style-name="ch3" table:cell-range-address="your_title.B4:your_title.B36 your_title.E1:your_title.F36" chart:data-source-has-labels="row" svg:x="1.166cm" svg:y="0.327cm" svg:width="31.098cm" svg:height="8.639cm">
          <chart:coordinate-region svg:x="1.974cm" svg:y="0.526cm" svg:width="29.86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your_title.F4:your_title.F36" chart:label-cell-address="your_title.F1:your_title.F3" chart:class="chart:scatter">
            <chart:domain table:cell-range-address="your_title.B4:your_title.B36"/>
            <chart:data-point chart:repeated="33"/>
          </chart:series>
          <chart:series chart:style-name="ch8" chart:values-cell-range-address="your_title.E4:your_title.E36" chart:label-cell-address="your_title.E1:your_title.E3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 bg  brake      </text:p>
                <text:list>
                  <text:list-item>
                    <text:p>  bg </text:p>
                  </text:list-item>
                  <text:list-item>
                    <text:p>brake</text:p>
                  </text:list-item>
                  <text:list-item>
                    <text:p>     </text:p>
                  </text:list-item>
                </text:list>
                <draw:g>
                  <svg:desc>your_title.F1:your_title.F3</svg:desc>
                </draw:g>
              </table:table-cell>
              <table:table-cell office:value-type="string">
                <text:p>  bg  accel      </text:p>
                <text:list>
                  <text:list-item>
                    <text:p>  bg </text:p>
                  </text:list-item>
                  <text:list-item>
                    <text:p>accel</text:p>
                  </text:list-item>
                  <text:list-item>
                    <text:p>     </text:p>
                  </text:list-item>
                </text:list>
                <draw:g>
                  <svg:desc>your_title.E1:your_title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102">
                <text:p>102</text:p>
                <draw:g>
                  <svg:desc>your_title.F4:your_title.F36</svg:desc>
                </draw:g>
              </table:table-cell>
              <table:table-cell office:value-type="float" office:value="102">
                <text:p>102</text:p>
                <draw:g>
                  <svg:desc>your_title.E4:your_title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1">
                <text:p>0.450856481481481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draw:fill="solid" draw:fill-color="#dddddd"/>
      <style:text-properties style:text-position="0% 100%" fo:font-family="Arial" fo:font-size="12pt" style:font-size-asian="12pt" style:font-size-complex="12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40">
      <style:chart-properties chart:display-label="true" chart:logarithmic="false" chart:minimum="0.416666666666667" chart:maximum="0.541666666666667" chart:interval-major="0.0208333333333333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40" chart:reverse-direction="false" text:line-break="false" loext:try-staggering-first="false" chart:link-data-style-to-source="true" chart:axis-position="end"/>
      <style:graphic-properties svg:stroke-color="#b3b3b3"/>
      <style:text-properties fo:color="#7e0021"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ot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draw:stroke="dash" draw:stroke-dash="msLineDash_20_1" svg:stroke-width="0.08cm" svg:stroke-color="#729fcf" draw:fill-color="#729fcf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12cm" chart:symbol-height="0.212cm" chart:link-data-style-to-source="true" chart:label-position="right"/>
      <style:graphic-properties svg:stroke-width="0.08cm" svg:stroke-color="#158466" draw:fill-color="#158466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/>
      <style:graphic-properties svg:stroke-width="0.3cm" svg:stroke-color="#afd095" draw:fill-color="#afd095"/>
      <style:text-properties style:text-position="0% 100%" fo:font-family="Arial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8.953cm" svg:height="9.006cm" xlink:href=".." xlink:type="simple" chart:class="chart:scatter" chart:style-name="ch1">
        <chart:legend chart:legend-position="bottom" svg:x="33.049cm" svg:y="0.859cm" style:legend-expansion="custom" svg:width="5.824cm" svg:height="2.891cm" style:legend-expansion-aspect-ratio="2.01452784503632" chart:style-name="ch2"/>
        <chart:plot-area chart:style-name="ch3" table:cell-range-address="your_title.B4:your_title.B36 your_title.J1:your_title.J36 your_title.L1:your_title.N36 your_title.AK1:your_title.AK36 your_title.AO1:your_title.AO36" chart:data-source-has-labels="row" svg:x="0.859cm" svg:y="0.175cm" svg:width="31.846cm" svg:height="8.251cm">
          <chart:coordinate-region svg:x="1.481cm" svg:y="0.375cm" svg:width="30.416cm" svg:height="7.4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your_title.J4:your_title.J36" chart:label-cell-address="your_title.J1:your_title.J3" chart:class="chart:scatter">
            <chart:domain table:cell-range-address="your_title.B4:your_title.B36"/>
            <chart:data-point chart:repeated="33"/>
          </chart:series>
          <chart:series chart:attached-axis="primary-y" chart:style-name="ch9" chart:values-cell-range-address="your_title.L4:your_title.L36" chart:label-cell-address="your_title.L1:your_title.L3" chart:class="chart:scatter">
            <chart:data-point chart:repeated="33"/>
          </chart:series>
          <chart:series chart:attached-axis="primary-y" chart:style-name="ch10" chart:values-cell-range-address="your_title.N4:your_title.N36" chart:label-cell-address="your_title.N1:your_title.N3" chart:class="chart:scatter">
            <chart:data-point chart:repeated="33"/>
          </chart:series>
          <chart:series chart:attached-axis="primary-y" chart:style-name="ch11" chart:values-cell-range-address="your_title.M4:your_title.M36" chart:label-cell-address="your_title.M1:your_title.M3" chart:class="chart:scatter">
            <chart:data-point chart:repeated="33"/>
          </chart:series>
          <chart:series chart:attached-axis="primary-y" chart:style-name="ch12" chart:values-cell-range-address="your_title.AK4:your_title.AK36" chart:label-cell-address="your_title.AK1:your_title.AK3" chart:class="chart:scatter">
            <chart:data-point chart:repeated="33"/>
          </chart:series>
          <chart:series chart:attached-axis="primary-y" chart:style-name="ch13" chart:values-cell-range-address="your_title.AO4:your_title.AO36" chart:label-cell-address="your_title.AO1:your_title.AO3" chart:class="chart:scatter">
            <chart:data-point chart:repeated="3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arget   high    emul </text:p>
                <text:list>
                  <text:list-item>
                    <text:p> target</text:p>
                  </text:list-item>
                  <text:list-item>
                    <text:p>  high </text:p>
                  </text:list-item>
                  <text:list-item>
                    <text:p>  emul </text:p>
                  </text:list-item>
                </text:list>
                <draw:g>
                  <svg:desc>your_title.J1:your_title.J3</svg:desc>
                </draw:g>
              </table:table-cell>
              <table:table-cell office:value-type="string">
                <text:p>               iob  </text:p>
                <text:list>
                  <text:list-item>
                    <text:p>      </text:p>
                  </text:list-item>
                  <text:list-item>
                    <text:p>      </text:p>
                  </text:list-item>
                  <text:list-item>
                    <text:p> iob  </text:p>
                  </text:list-item>
                </text:list>
                <draw:g>
                  <svg:desc>your_title.L1:your_title.L3</svg:desc>
                </draw:g>
              </table:table-cell>
              <table:table-cell office:value-type="string">
                <text:p>  tol.  iobTH  emul </text:p>
                <text:list>
                  <text:list-item>
                    <text:p>  tol.</text:p>
                  </text:list-item>
                  <text:list-item>
                    <text:p> iobTH</text:p>
                  </text:list-item>
                  <text:list-item>
                    <text:p> emul </text:p>
                  </text:list-item>
                </text:list>
                <draw:g>
                  <svg:desc>your_title.N1:your_title.N3</svg:desc>
                </draw:g>
              </table:table-cell>
              <table:table-cell office:value-type="string">
                <text:p>  eff.  iobTH  emul </text:p>
                <text:list>
                  <text:list-item>
                    <text:p>  eff.</text:p>
                  </text:list-item>
                  <text:list-item>
                    <text:p> iobTH</text:p>
                  </text:list-item>
                  <text:list-item>
                    <text:p> emul </text:p>
                  </text:list-item>
                </text:list>
                <draw:g>
                  <svg:desc>your_title.M1:your_title.M3</svg:desc>
                </draw:g>
              </table:table-cell>
              <table:table-cell office:value-type="string">
                <text:p> Ins.  Req.  emul</text:p>
                <text:list>
                  <text:list-item>
                    <text:p> Ins.</text:p>
                  </text:list-item>
                  <text:list-item>
                    <text:p> Req.</text:p>
                  </text:list-item>
                  <text:list-item>
                    <text:p> emul</text:p>
                  </text:list-item>
                </text:list>
                <draw:g>
                  <svg:desc>your_title.AK1:your_title.AK3</svg:desc>
                </draw:g>
              </table:table-cell>
              <table:table-cell office:value-type="string">
                <text:p>       SMB    emul </text:p>
                <text:list>
                  <text:list-item>
                    <text:p>     </text:p>
                  </text:list-item>
                  <text:list-item>
                    <text:p> SMB  </text:p>
                  </text:list-item>
                  <text:list-item>
                    <text:p> emul </text:p>
                  </text:list-item>
                </text:list>
                <draw:g>
                  <svg:desc>your_title.AO1:your_title.A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125">
                <text:p>125</text:p>
                <draw:g>
                  <svg:desc>your_title.J4:your_title.J36</svg:desc>
                </draw:g>
              </table:table-cell>
              <table:table-cell office:value-type="float" office:value="-0.42">
                <text:p>-0.42</text:p>
                <draw:g>
                  <svg:desc>your_title.L4:your_title.L36</svg:desc>
                </draw:g>
              </table:table-cell>
              <table:table-cell office:value-type="float" office:value="4.58">
                <text:p>4.58</text:p>
                <draw:g>
                  <svg:desc>your_title.N4:your_title.N36</svg:desc>
                </draw:g>
              </table:table-cell>
              <table:table-cell office:value-type="float" office:value="3.52">
                <text:p>3.52</text:p>
                <draw:g>
                  <svg:desc>your_title.M4:your_title.M36</svg:desc>
                </draw:g>
              </table:table-cell>
              <table:table-cell office:value-type="float" office:value="0">
                <text:p>0</text:p>
                <draw:g>
                  <svg:desc>your_title.AK4:your_title.AK36</svg:desc>
                </draw:g>
              </table:table-cell>
              <table:table-cell office:value-type="float" office:value="0">
                <text:p>0</text:p>
                <draw:g>
                  <svg:desc>your_title.AO4:your_title.A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125">
                <text:p>125</text:p>
              </table:table-cell>
              <table:table-cell office:value-type="float" office:value="-0.43">
                <text:p>-0.43</text:p>
              </table:table-cell>
              <table:table-cell office:value-type="float" office:value="4.58">
                <text:p>4.58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125">
                <text:p>125</text:p>
              </table:table-cell>
              <table:table-cell office:value-type="float" office:value="-0.44">
                <text:p>-0.44</text:p>
              </table:table-cell>
              <table:table-cell office:value-type="float" office:value="6.54">
                <text:p>6.54</text:p>
              </table:table-cell>
              <table:table-cell office:value-type="float" office:value="5.03">
                <text:p>5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125">
                <text:p>125</text:p>
              </table:table-cell>
              <table:table-cell office:value-type="float" office:value="-0.45">
                <text:p>-0.45</text:p>
              </table:table-cell>
              <table:table-cell office:value-type="float" office:value="6.54">
                <text:p>6.54</text:p>
              </table:table-cell>
              <table:table-cell office:value-type="float" office:value="5.03">
                <text:p>5.0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90">
                <text:p>90</text:p>
              </table:table-cell>
              <table:table-cell office:value-type="float" office:value="-0.4">
                <text:p>-0.4</text:p>
              </table:table-cell>
              <table:table-cell office:value-type="float" office:value="9.75">
                <text:p>9.75</text:p>
              </table:table-cell>
              <table:table-cell office:value-type="float" office:value="7.5">
                <text:p>7.5</text:p>
              </table:table-cell>
              <table:table-cell office:value-type="float" office:value="0.88">
                <text:p>0.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90">
                <text:p>90</text:p>
              </table:table-cell>
              <table:table-cell office:value-type="float" office:value="0.46">
                <text:p>0.46</text:p>
              </table:table-cell>
              <table:table-cell office:value-type="float" office:value="9.75">
                <text:p>9.75</text:p>
              </table:table-cell>
              <table:table-cell office:value-type="float" office:value="7.5">
                <text:p>7.5</text:p>
              </table:table-cell>
              <table:table-cell office:value-type="float" office:value="3.02">
                <text:p>3.0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90">
                <text:p>90</text:p>
              </table:table-cell>
              <table:table-cell office:value-type="float" office:value="3.13">
                <text:p>3.13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1">
                <text:p>0.450856481481481</text:p>
              </table:table-cell>
              <table:table-cell office:value-type="float" office:value="90">
                <text:p>90</text:p>
              </table:table-cell>
              <table:table-cell office:value-type="float" office:value="3.06">
                <text:p>3.06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90">
                <text:p>90</text:p>
              </table:table-cell>
              <table:table-cell office:value-type="float" office:value="2.92">
                <text:p>2.9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90">
                <text:p>90</text:p>
              </table:table-cell>
              <table:table-cell office:value-type="float" office:value="2.77">
                <text:p>2.77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90">
                <text:p>90</text:p>
              </table:table-cell>
              <table:table-cell office:value-type="float" office:value="2.61">
                <text:p>2.61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90">
                <text:p>90</text:p>
              </table:table-cell>
              <table:table-cell office:value-type="float" office:value="2.44">
                <text:p>2.44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90">
                <text:p>90</text:p>
              </table:table-cell>
              <table:table-cell office:value-type="float" office:value="2.27">
                <text:p>2.27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90">
                <text:p>90</text:p>
              </table:table-cell>
              <table:table-cell office:value-type="float" office:value="2.1">
                <text:p>2.1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2.89">
                <text:p>2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74">
                <text:p>74</text:p>
              </table:table-cell>
              <table:table-cell office:value-type="float" office:value="2.03">
                <text:p>2.03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6.46">
                <text:p>6.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74">
                <text:p>74</text:p>
              </table:table-cell>
              <table:table-cell office:value-type="float" office:value="2.03">
                <text:p>2.03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6.46">
                <text:p>6.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74">
                <text:p>74</text:p>
              </table:table-cell>
              <table:table-cell office:value-type="float" office:value="3.89">
                <text:p>3.89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74">
                <text:p>74</text:p>
              </table:table-cell>
              <table:table-cell office:value-type="float" office:value="3.86">
                <text:p>3.86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74">
                <text:p>74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74">
                <text:p>74</text:p>
              </table:table-cell>
              <table:table-cell office:value-type="float" office:value="3.62">
                <text:p>3.62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74">
                <text:p>74</text:p>
              </table:table-cell>
              <table:table-cell office:value-type="float" office:value="3.39">
                <text:p>3.39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74">
                <text:p>74</text:p>
              </table:table-cell>
              <table:table-cell office:value-type="float" office:value="3.17">
                <text:p>3.17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90">
                <text:p>90</text:p>
              </table:table-cell>
              <table:table-cell office:value-type="float" office:value="2.94">
                <text:p>2.94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90">
                <text:p>90</text:p>
              </table:table-cell>
              <table:table-cell office:value-type="float" office:value="2.72">
                <text:p>2.7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129">
                <text:p>129</text:p>
              </table:table-cell>
              <table:table-cell office:value-type="float" office:value="2.52">
                <text:p>2.5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129">
                <text:p>129</text:p>
              </table:table-cell>
              <table:table-cell office:value-type="float" office:value="2.43">
                <text:p>2.43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129">
                <text:p>129</text:p>
              </table:table-cell>
              <table:table-cell office:value-type="float" office:value="2.29">
                <text:p>2.2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129">
                <text:p>129</text:p>
              </table:table-cell>
              <table:table-cell office:value-type="float" office:value="1.9">
                <text:p>1.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129">
                <text:p>129</text:p>
              </table:table-cell>
              <table:table-cell office:value-type="float" office:value="1.74">
                <text:p>1.74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129">
                <text:p>129</text:p>
              </table:table-cell>
              <table:table-cell office:value-type="float" office:value="1.59">
                <text:p>1.5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129">
                <text:p>129</text:p>
              </table:table-cell>
              <table:table-cell office:value-type="float" office:value="1.42">
                <text:p>1.42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129">
                <text:p>129</text:p>
              </table:table-cell>
              <table:table-cell office:value-type="float" office:value="1.26">
                <text:p>1.26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draw:stroke-dash draw:name="msLineDash_20_1" draw:display-name="msLineDash 1" draw:style="rect" draw:dots1="1" draw:dots1-length="187%" draw:distance="187%"/>
  </office:styles>
</office:document-styles>
</file>